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9cm" svg:height="1cm" svg:x="3cm" svg:y="3.4cm">
          <text:p text:style-name="P1"><text:span text:style-name="T1">発信元ポート番号</text:span></text:p>
        </draw:rect>
        <draw:rect draw:style-name="gr1" draw:text-style-name="P1" draw:layer="layout" svg:width="9cm" svg:height="1cm" svg:x="12cm" svg:y="3.4cm">
          <text:p text:style-name="P1"><text:span text:style-name="T1">宛先ポート番号</text:span></text:p>
        </draw:rect>
        <draw:rect draw:style-name="gr1" draw:text-style-name="P1" draw:layer="layout" svg:width="9cm" svg:height="1cm" svg:x="3cm" svg:y="4.4cm">
          <text:p text:style-name="P1"><text:span text:style-name="T1">データ長</text:span></text:p>
        </draw:rect>
        <draw:rect draw:style-name="gr1" draw:text-style-name="P1" draw:layer="layout" svg:width="9cm" svg:height="1cm" svg:x="12cm" svg:y="4.4cm">
          <text:p text:style-name="P1"><text:span text:style-name="T1">チェックサム</text:span></text:p>
        </draw:rect>
        <draw:rect draw:style-name="gr1" draw:text-style-name="P2" draw:layer="layout" svg:width="18cm" svg:height="2cm" svg:x="3cm" svg:y="5.4cm">
          <text:p text:style-name="P2">データ</text:p>
        </draw:rect>
        <draw:frame draw:style-name="gr2" draw:text-style-name="P3" draw:layer="layout" svg:width="0.777cm" svg:height="0.806cm" svg:x="3.1cm" svg:y="2.6cm">
          <draw:text-box>
            <text:p text:style-name="P3">0</text:p>
          </draw:text-box>
        </draw:frame>
        <draw:frame draw:style-name="gr2" draw:text-style-name="P3" draw:layer="layout" svg:width="1.052cm" svg:height="0.806cm" svg:x="10.9cm" svg:y="2.6cm">
          <draw:text-box>
            <text:p text:style-name="P3">15</text:p>
          </draw:text-box>
        </draw:frame>
        <draw:frame draw:style-name="gr2" draw:text-style-name="P3" draw:layer="layout" svg:width="1.052cm" svg:height="0.806cm" svg:x="11.8cm" svg:y="2.6cm">
          <draw:text-box>
            <text:p text:style-name="P3">16</text:p>
          </draw:text-box>
        </draw:frame>
        <draw:frame draw:style-name="gr2" draw:text-style-name="P3" draw:layer="layout" svg:width="1.052cm" svg:height="0.806cm" svg:x="19.9cm" svg:y="2.6cm">
          <draw:text-box>
            <text:p text:style-name="P3">3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6T08:51:24.25</meta:creation-date>
    <dc:date>2010-11-26T09:00:19.28</dc:date>
    <meta:editing-duration>PT00H08M54S</meta:editing-duration>
    <meta:editing-cycles>2</meta:editing-cycles>
    <meta:generator>OpenOffice.org/3.2$Win32 OpenOffice.org_project/320m18$Build-9502</meta:generator>
    <meta:document-statistic meta:object-count="9"/>
  </office:meta>
</office:document-meta>
</file>